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16e4a6" officeooo:paragraph-rsid="0016e4a6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acf04"/>
    </style:style>
    <style:style style:name="P4" style:family="paragraph" style:parent-style-name="Standard">
      <style:text-properties officeooo:rsid="001acf04" officeooo:paragraph-rsid="001acf04"/>
    </style:style>
    <style:style style:name="P5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cf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1. Un archivo o conjunto de archivos que contienen múltiples informaciones que, de alguna forma, guardan relación es:</text:span></text:p>
      <text:p text:style-name="Standard"><text:tab/>c. una base de datos</text:p>
      <text:p text:style-name="Standard"/>
      <text:p text:style-name="Standard"><text:tab/><text:span text:style-name="T1">2. La herramienta informática que permite crear, manipular, gestionar y eliminar los datos y las estructuras de una base de datos es:</text:span></text:p>
      <text:p text:style-name="Standard"><text:tab/>b. un Sistema Gestor de Bases de Datos (SGBD)</text:p>
      <text:p text:style-name="Standard"/>
      <text:p text:style-name="Standard"><text:tab/><text:span text:style-name="T1">3. En una base de datos de una biblioteca pública ...</text:span></text:p>
      <text:p text:style-name="Standard"><text:tab/>a. “Libros”, “Socios” y “Préstamos” serían entidades de la base de datos</text:p>
      <text:p text:style-name="Standard"/>
      <text:p text:style-name="Standard"><text:tab/><text:span text:style-name="T1">4.- Microsoft Access, Apache OpenOffice Base y LibreOffice Base son ejemplos de:</text:span></text:p>
      <text:p text:style-name="Standard"><text:tab/>c. Sistemas Gestores de Bases de Datos (SGBD)</text:p>
      <text:p text:style-name="Standard"/>
      <text:p text:style-name="Standard"><text:tab/><text:span text:style-name="T1">5. Las bases de datos que creamos y manejamos mediante aplicaciones como Microsoft</text:span></text:p>
      <text:p text:style-name="P2">Access, Apache OpenOffice Base y LibreOffice Base son de tipo:</text:p>
      <text:p text:style-name="Standard"><text:tab/>a. relacional</text:p>
      <text:p text:style-name="Standard"/>
      <text:p text:style-name="Standard"><text:tab/><text:span text:style-name="T1">6. De los siguientes acrónimos, indica cual es un Sistema Gestor de Bases de Datos</text:span></text:p>
      <text:p text:style-name="Standard"><text:span text:style-name="T1">(SGBD)</text:span></text:p>
      <text:p text:style-name="Standard"><text:tab/>c. BASE</text:p>
      <text:p text:style-name="Standard"/>
      <text:p text:style-name="Standard"><text:tab/><text:span text:style-name="T1">7. Las fases del diseño de una base de datos relacional son:</text:span></text:p>
      <text:p text:style-name="Standard"><text:tab/>b. el diseño conceptual, el diseño lógico y el diseño físico</text:p>
      <text:p text:style-name="Standard"/>
      <text:p text:style-name="Standard"><text:tab/><text:span text:style-name="T1">8. De las siguientes afirmaciones, indica cuales son ciertas respecto a una base de datos</text:span></text:p>
      <text:p text:style-name="P2">relacional</text:p>
      <text:p text:style-name="Standard"><text:tab/>c. ambas son ciertas</text:p>
      <text:p text:style-name="Standard"/>
      <text:p text:style-name="Standard"><text:tab/><text:span text:style-name="T1">9. En una base de datos de tipo relacional ...</text:span></text:p>
      <text:p text:style-name="Standard"><text:tab/>a. los registros son las filas de las tablas</text:p>
      <text:p text:style-name="Standard"/>
      <text:p text:style-name="Standard"><text:tab/><text:span text:style-name="T1">10. La clave (o llave) primaria (o principal) en una tabla de una base de datos relacional</text:span></text:p>
      <text:p text:style-name="Standard"><text:tab/>c. ambas son ciertas</text:p>
      <text:p text:style-name="Standard"/>
      <text:p text:style-name="Standard"><text:tab/><text:span text:style-name="T1">11. El diseño conceptual de una base de datos es elaborado por el Sistema Gestor de</text:span></text:p>
      <text:p text:style-name="P2">Bases de Datos (SGBD) elegido por el usuario</text:p>
      <text:p text:style-name="Standard"><text:tab/>Falso</text:p>
      <text:p text:style-name="Standard"/>
      <text:p text:style-name="Standard"><text:tab/><text:span text:style-name="T1">12. Los filtros en las aplicaciones informáticas para bases de datos, permite</text:span></text:p>
      <text:p text:style-name="Standard"><text:tab/><text:tab/>c. ambas son ciertas</text:p>
      <text:p text:style-name="Standard"><text:tab/></text:p>
      <text:p text:style-name="Standard"><text:tab/><text:span text:style-name="T1">13. <text:s text:c="2"/>Estos <text:s text:c="2"/>iconos <text:s text:c="2"/>pertenecen <text:s text:c="2"/>a <text:s text:c="2"/>dos <text:s text:c="2"/>aplicaciones <text:s text:c="2"/>informáticas <text:s text:c="2"/>para <text:s text:c="2"/>bases <text:s text:c="2"/>de <text:s text:c="2"/>datos diferentes, pero ambos significan lo mismo:</text:span></text:p>
      <text:p text:style-name="Standard"><text:tab/>b. Formularios</text:p>
      <text:p text:style-name="Standard"/>
      <text:p text:style-name="Standard"/>
      <text:p text:style-name="P5"><text:tab/><text:span text:style-name="T1">14. <text:s text:c="2"/>Estos <text:s text:c="2"/>iconos <text:s/>pertenecen <text:s text:c="2"/>a <text:s text:c="2"/>dos <text:s text:c="2"/>aplicaciones <text:s text:c="2"/>informáticas <text:s text:c="2"/>para <text:s text:c="2"/>bases <text:s text:c="2"/>de <text:s text:c="2"/>datos diferentes, pero ambos significan lo mismo:</text:span></text:p>
      <text:p text:style-name="Standard"><text:tab/>a. Tablas</text:p>
      <text:p text:style-name="Standard"/>
      <text:p text:style-name="Standard"><text:tab/><text:span text:style-name="T1">15. <text:s text:c="2"/>Estos <text:s text:c="2"/>iconos <text:s/>pertenecen <text:s text:c="2"/>a <text:s text:c="2"/>dos <text:s text:c="2"/>aplicaciones <text:s text:c="2"/>informáticas <text:s text:c="2"/>para <text:s text:c="2"/>bases <text:s text:c="2"/>de <text:s text:c="2"/>datos diferentes, pero ambos significan lo mismo:</text:span></text:p>
      <text:p text:style-name="Standard"><text:tab/>c. Informes</text:p>
      <text:p text:style-name="Standard"/>
      <text:p text:style-name="Standard"><text:tab/><text:span text:style-name="T1">16. Una consulta en una base de datos es ...</text:span></text:p>
      <text:p text:style-name="Standard"><text:tab/>b. una pantalla de introducción, consulta o modificación de datos en una o varias tablas</text:p>
      <text:p text:style-name="Standard"><text:tab/></text:p>
      <text:p text:style-name="Standard"><text:tab/><text:span text:style-name="T1">17. Un formulario en una base de datos es ...</text:span></text:p>
      <text:p text:style-name="Standard"><text:tab/>c. una presentación de los datos en la vista de impresión</text:p>
      <text:p text:style-name="Standard"/>
      <text:p text:style-name="Standard"><text:tab/><text:span text:style-name="T1">18. Un informe en una base de datos es ...</text:span></text:p>
      <text:p text:style-name="Standard"><text:tab/>a. una manera de seleccionar información de una o más tablas, visualizada como otra tabla</text:p>
      <text:p text:style-name="Standard"/>
      <text:p text:style-name="Standard"><text:tab/><text:span text:style-name="T1">19. En el contexto de una aplicación para bases de datos, este icono significa:</text:span></text:p>
      <text:p text:style-name="Standard"><text:tab/>d. Ninguna de los anteriores</text:p>
      <text:p text:style-name="Standard"/>
      <text:p text:style-name="Standard"><text:tab/><text:span text:style-name="T1">20. De los siguientes campos de la tabla de una base de datos, indica cual podría ser una clave (o llave) primaria (o principal):</text:span></text:p>
      <text:p text:style-name="Standard"><text:tab/>c. DNI</text:p>
      <text:p text:style-name="Standard"><text:tab/></text:p>
      <text:p text:style-name="Standard"><text:tab/><text:span text:style-name="T1">21. Las tablas de una bases de datos relacional han de tener cada una un campo que</text:span></text:p>
      <text:p text:style-name="P2">permita identificar unívocamente cada registro</text:p>
      <text:p text:style-name="Standard"><text:tab/>Verdadero</text:p>
      <text:p text:style-name="Standard"><text:tab/><text:span text:style-name="T1">22.En una base de datos relacional, para establecer una relación entre dos tablas, éstas ...</text:span></text:p>
      <text:p text:style-name="Standard"><text:tab/>c. han de tener un campo común entre ambas</text:p>
      <text:p text:style-name="Standard"><text:tab/></text:p>
      <text:p text:style-name="Standard"><text:span text:style-name="T1"><text:tab/>23. ¿De qué tipo es la relación entre estas dos tablas de la base de datos de una biblioteca?</text:span></text:p>
      <text:p text:style-name="Standard"><text:span text:style-name="T1"><text:tab/></text:span><text:span text:style-name="T2">a. Uno a muchos</text:span></text:p>
      <text:p text:style-name="Standard"><text:span text:style-name="T2"/></text:p>
      <text:p text:style-name="Standard"><text:tab/><text:span text:style-name="T1">24. ¿De qué tipo es la relación entre estas dos tablas de la base de datos de un videoclub?</text:span></text:p>
      <text:p text:style-name="Standard"><text:tab/>a. Uno a muchos</text:p>
      <text:p text:style-name="Standard"/>
      <text:p text:style-name="Standard"><text:tab/><text:span text:style-name="T1">25. La primera tabla corresponde a una tabla de una base de datos, y la segunda</text:span></text:p>
      <text:p text:style-name="P2">corresponde a una consulta de selección realizada sobre la primera tabla. En la</text:p>
      <text:p text:style-name="P2">respuesta a dicha consulta, ¿qué registros serán seleccionados?</text:p>
      <text:p text:style-name="Standard"><text:tab/>a. Los registros 1 y 6</text:p>
      <text:p text:style-name="Standard"/>
      <text:p text:style-name="Standard"><text:tab/><text:span text:style-name="T1">26. En el ejemplo anterior de la tabla alumnos, el campo Tutoría sirve para que el tutor</text:span></text:p>
      <text:p text:style-name="P2">almacene mucha información de las diversas reuniones que tiene con el alumno, con </text:p>
      <text:p text:style-name="P2">los padres, ... a lo largo del curso. Para ello a la hora de definir el campo Tutoría, será </text:p>
      <text:p text:style-name="Standard"><text:span text:style-name="T1">un campo de tipo:</text:span></text:p>
      <text:p text:style-name="Standard"><text:tab/>c. <text:s/>Memo</text:p>
      <text:p text:style-name="Standard"/>
      <text:p text:style-name="P5"><text:tab/><text:span text:style-name="T1">27. Para obtener por impresora , un listado lo más completo de los datos de una base </text:span></text:p>
      <text:p text:style-name="P2">de datos, la manera que presenta más posibilidades es:</text:p>
      <text:p text:style-name="Standard"><text:tab/>c. a través de los informes</text:p>
      <text:p text:style-name="Standard"/>
      <text:p text:style-name="Standard"><text:tab/><text:span text:style-name="T1">28. La forma más rápida y sencilla de trabajar con aplicaciones para bases de datos </text:span></text:p>
      <text:p text:style-name="Standard"><text:span text:style-name="T1">es:</text:span></text:p>
      <text:p text:style-name="Standard"><text:tab/>c. utilizando un asistente</text:p>
      <text:p text:style-name="Standard"/>
      <text:p text:style-name="Standard"><text:tab/><text:span text:style-name="T1">29. En una tabla de empleados queremos almacenar la condición de fumador. El</text:span></text:p>
      <text:p text:style-name="P2">campo fumador será de tipo:</text:p>
      <text:p text:style-name="Standard"><text:tab/>b. Sí/No</text:p>
      <text:p text:style-name="Standard"><text:tab/></text:p>
      <text:p text:style-name="Standard"><text:tab/><text:span text:style-name="T1">30. En las aplicaciones para bases de datos más habituales, para imprimir los datos </text:span></text:p>
      <text:p text:style-name="P2">se utiliza:</text:p>
      <text:p text:style-name="Standard"><text:tab/>a. La consultas principalmente</text:p>
      <text:p text:style-name="Standard"><text:tab/></text:p>
      <text:p text:style-name="Standard"><text:tab/><text:span text:style-name="T1">31. En una consulta de selección en una aplicación para bases de datos, ¿cuándo se </text:span></text:p>
      <text:p text:style-name="P2">obtendrán como resultado más registros: cuando unimos los criterios mediante “y” o </text:p>
      <text:p text:style-name="P2">cuando los unimos mediante “o”?</text:p>
      <text:p text:style-name="Standard"><text:tab/>a. Cuando los unimos mediante “y”</text:p>
      <text:p text:style-name="Standard"><text:tab/></text:p>
      <text:p text:style-name="Standard"><text:tab/><text:span text:style-name="T1">32. De la siguiente tabla de una base de datos, indique los registros seleccionados si</text:span></text:p>
      <text:p text:style-name="P2">pongo las siguientes condiciones en una consulta de selección</text:p>
      <text:p text:style-name="Standard"><text:tab/>b. Registros 1, 2, 3, 4, 5 y 6</text:p>
      <text:p text:style-name="Standard"/>
      <text:p text:style-name="Standard"><text:tab/><text:span text:style-name="T1">33. ¿Qué es una base de datos?</text:span></text:p>
      <text:p text:style-name="Standard"><text:tab/>a. Una base de datos es un conjunto de información relacionada entre sí</text:p>
      <text:p text:style-name="Standard"/>
      <text:p text:style-name="Standard"><text:tab/><text:span text:style-name="T1">34. ¿Qué es una relación?</text:span></text:p>
      <text:p text:style-name="Standard"><text:tab/>a. Son vínculos entre tablas</text:p>
      <text:p text:style-name="Standard"/>
      <text:p text:style-name="Standard"><text:tab/><text:span text:style-name="T1">35. ¿Qué es una clave principal?</text:span></text:p>
      <text:p text:style-name="Standard"><text:tab/>a. Una clave principal identifica exclusivamente cada registro almacenado en la tabla</text:p>
      <text:p text:style-name="P3"><text:tab/></text:p>
      <text:p text:style-name="P3"><text:tab/><text:span text:style-name="T1">37. ¿Qué es SQL?</text:span></text:p>
      <text:p text:style-name="P3"><text:tab/><text:span text:style-name="T3">Es un lenguaje de consultas a bases de datos</text:span></text:p>
      <text:p text:style-name="Standard"><text:s/></text:p>
      <text:p text:style-name="Standard"><text:tab/><text:span text:style-name="T1">38. ¿Para qué sirve un disparador o trigger?</text:span></text:p>
      <text:p text:style-name="Standard"><text:tab/><text:span text:style-name="T3">Ni idea</text:span></text:p>
      <text:p text:style-name="Standard"><text:s/></text:p>
      <text:p text:style-name="Standard"><text:s/><text:tab/><text:span text:style-name="T1">39. ¿Qué crees que devuelve esta consulta escrita en SQL? <text:s/></text:span></text:p>
      <text:p text:style-name="P2">SELECT * FROM EMPLOYEE WHERE EMPLOYEENAME like 'R%' </text:p>
      <text:p text:style-name="P2">EMPLEADO - nombre de la tabla </text:p>
      <text:p text:style-name="Standard"><text:span text:style-name="T1">EMPLOYEENAME - nombre de la columna</text:span> </text:p>
      <text:p text:style-name="Standard"/>
      <text:p text:style-name="P4"><text:tab/>Devuelve todo los nombres de empleados que contienen la letra R</text:p>
      <text:p text:style-name="Standard"><text:s/></text:p>
      <text:p text:style-name="Standard"><text:s/></text:p>
      <text:p text:style-name="Standard"/>
      <text:p text:style-name="P5"><text:tab/><text:span text:style-name="T1">40. Indique los pasos importantes para configurar una base de datos para una </text:span></text:p>
      <text:p text:style-name="P2">empresa dada. </text:p>
      <text:p text:style-name="Standard"> <text:s/>Identificar entidades, atributos y relaciones entre ellos. </text:p>
      <text:p text:style-name="Standard"> <text:s/>Realizar el modelado de datos (Modelo Entidad-Relación). </text:p>
      <text:p text:style-name="Standard"> <text:s/>Identificar la cardinalidad mínima y cardinalidad máxima. </text:p>
      <text:p text:style-name="Standard"> <text:s/>Llevar a cabo la normalización. </text:p>
      <text:p text:style-name="Standard"> <text:s/>Crear la BD e introducir los datos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16e4a6" officeooo:paragraph-rsid="0016e4a6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E Prueba Inicial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09:19:41.861000000</meta:creation-date>
    <dc:date>2021-09-24T10:17:46.219000000</dc:date>
    <meta:editing-duration>PT6M23S</meta:editing-duration>
    <meta:editing-cycles>1</meta:editing-cycles>
    <meta:document-statistic meta:table-count="0" meta:image-count="0" meta:object-count="0" meta:page-count="4" meta:paragraph-count="116" meta:word-count="965" meta:character-count="5600" meta:non-whitespace-character-count="4559"/>
    <meta:generator>LibreOffice/7.1.5.2$Windows_X86_64 LibreOffice_project/85f04e9f809797b8199d13c421bd8a2b025d52b5</meta:generator>
  </office:meta>
</office:document-meta>
</file>